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orkout" table:style-name="ta1">
        <table:shapes>
          <draw:frame draw:z-index="0" draw:style-name="gr1" draw:text-style-name="P1" svg:width="6.2992in" svg:height="3.5449in" svg:x="1.3205in" svg:y="2.1543in">
            <draw:object draw:notify-on-update-of-ranges="workout.E2:workout.CE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449in" svg:x="8.4965in" svg:y="2.0496in">
            <draw:object draw:notify-on-update-of-ranges="workout.E3:workout.BP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SPM</text:p>
          </table:table-cell>
          <table:table-cell office:value-type="string" calcext:value-type="string">
            <text:p><text:s/>Pace</text:p>
          </table:table-cell>
          <table:table-cell office:value-type="string" calcext:value-type="string">
            <text:p><text:s/>Force Plot</text:p>
          </table:table-cell>
          <table:table-cell table:number-columns-repeated="78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37.883817204642" calcext:value-type="float">
            <text:p>237.88381720464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16.6" calcext:value-type="float">
            <text:p>16.6</text:p>
          </table:table-cell>
          <table:table-cell office:value-type="float" office:value="18" calcext:value-type="float">
            <text:p>18</text:p>
          </table:table-cell>
          <table:table-cell office:value-type="float" office:value="207.810655586876" calcext:value-type="float">
            <text:p>207.81065558687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25.7" calcext:value-type="float">
            <text:p>25.7</text:p>
          </table:table-cell>
          <table:table-cell office:value-type="float" office:value="19" calcext:value-type="float">
            <text:p>19</text:p>
          </table:table-cell>
          <table:table-cell office:value-type="float" office:value="185.31124974026" calcext:value-type="float">
            <text:p>185.3112497402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35.5" calcext:value-type="float">
            <text:p>35.5</text:p>
          </table:table-cell>
          <table:table-cell office:value-type="float" office:value="19" calcext:value-type="float">
            <text:p>19</text:p>
          </table:table-cell>
          <table:table-cell office:value-type="float" office:value="175.274295119743" calcext:value-type="float">
            <text:p>175.27429511974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45.4" calcext:value-type="float">
            <text:p>45.4</text:p>
          </table:table-cell>
          <table:table-cell office:value-type="float" office:value="18" calcext:value-type="float">
            <text:p>18</text:p>
          </table:table-cell>
          <table:table-cell office:value-type="float" office:value="170.190990246966" calcext:value-type="float">
            <text:p>170.19099024696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55.4" calcext:value-type="float">
            <text:p>55.4</text:p>
          </table:table-cell>
          <table:table-cell office:value-type="float" office:value="18" calcext:value-type="float">
            <text:p>18</text:p>
          </table:table-cell>
          <table:table-cell office:value-type="float" office:value="168.622320441637" calcext:value-type="float">
            <text:p>168.62232044163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65.6" calcext:value-type="float">
            <text:p>65.6</text:p>
          </table:table-cell>
          <table:table-cell office:value-type="float" office:value="18" calcext:value-type="float">
            <text:p>18</text:p>
          </table:table-cell>
          <table:table-cell office:value-type="float" office:value="169.399392802476" calcext:value-type="float">
            <text:p>169.3993928024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83.5" calcext:value-type="float">
            <text:p>83.5</text:p>
          </table:table-cell>
          <table:table-cell office:value-type="float" office:value="17" calcext:value-type="float">
            <text:p>17</text:p>
          </table:table-cell>
          <table:table-cell office:value-type="float" office:value="167.109931165486" calcext:value-type="float">
            <text:p>167.109931165486</text:p>
          </table:table-cell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2T13:50:14.578711493</dc:date>
    <meta:editing-duration>PT7M44S</meta:editing-duration>
    <meta:editing-cycles>1</meta:editing-cycles>
    <meta:document-statistic meta:table-count="1" meta:cell-count="486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legend chart:legend-position="end" svg:x="14.293cm" svg:y="4.203cm" style:legend-expansion="high" chart:style-name="ch2"/>
        <chart:plot-area chart:style-name="ch3" table:cell-range-address="workout.E2:workout.CE2" svg:x="0.32cm" svg:y="0.18cm" svg:width="13.653cm" svg:height="8.645cm">
          <chartooo:coordinate-region svg:x="0.941cm" svg:y="0.379cm" svg:width="13.032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rkout.E2:workout.CE2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workout.E2:workout.CE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legend chart:legend-position="end" svg:x="14.293cm" svg:y="4.203cm" style:legend-expansion="high" chart:style-name="ch2"/>
        <chart:plot-area chart:style-name="ch3" table:cell-range-address="workout.E3:workout.BP3" svg:x="0.32cm" svg:y="0.18cm" svg:width="13.653cm" svg:height="8.645cm">
          <chartooo:coordinate-region svg:x="0.941cm" svg:y="0.379cm" svg:width="12.994cm" svg:height="7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rkout.E3:workout.BP3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1">
                <text:p>41</text:p>
                <draw:g>
                  <svg:desc>workout.E3:workout.BP3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